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text-properties fo:color="#000000"/>
    </style:style>
    <style:style style:name="T1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text-properties fo:color="#000000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fo:color="#000000"/>
    </style:style>
    <style:style style:name="T1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fo:color="#000000"/>
    </style:style>
    <style:style style:name="T1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8" style:parent-style-name="Normal" style:family="paragraph">
      <style:paragraph-properties fo:text-align="center"/>
      <style:text-properties fo:color="#000000"/>
    </style:style>
    <style:style style:name="P19" style:parent-style-name="Normal" style:family="paragraph">
      <style:paragraph-properties fo:text-align="center"/>
      <style:text-properties fo:color="#000000"/>
    </style:style>
    <style:style style:name="T2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1" style:parent-style-name="Normal" style:family="paragraph">
      <style:text-properties fo:color="#000000"/>
    </style:style>
    <style:style style:name="T2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2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text-properties fo:color="#000000"/>
    </style:style>
    <style:style style:name="P25" style:parent-style-name="Normal" style:family="paragraph">
      <style:paragraph-properties fo:text-align="center"/>
    </style:style>
    <style:style style:name="T2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paragraph-properties fo:text-align="center"/>
      <style:text-properties fo:color="#000000"/>
    </style:style>
    <style:style style:name="P28" style:parent-style-name="Normal" style:family="paragraph">
      <style:paragraph-properties fo:text-align="center"/>
    </style:style>
    <style:style style:name="T2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30" style:parent-style-name="Normal" style:family="paragraph">
      <style:paragraph-properties fo:text-align="center"/>
      <style:text-properties fo:color="#000000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33" style:parent-style-name="Normal" style:family="paragraph">
      <style:paragraph-properties fo:text-align="center"/>
      <style:text-properties fo:color="#000000"/>
    </style:style>
    <style:style style:name="P34" style:parent-style-name="Normal" style:family="paragraph">
      <style:paragraph-properties fo:text-align="center"/>
    </style:style>
    <style:style style:name="T3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36" style:parent-style-name="Normal" style:family="paragraph">
      <style:text-properties fo:color="#000000"/>
    </style:style>
    <style:style style:name="P37" style:parent-style-name="Normal" style:family="paragraph">
      <style:paragraph-properties fo:text-align="center"/>
    </style:style>
    <style:style style:name="T3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39" style:parent-style-name="Normal" style:family="paragraph">
      <style:paragraph-properties fo:text-align="center"/>
      <style:text-properties fo:color="#000000"/>
    </style:style>
    <style:style style:name="T4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4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4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43" style:parent-style-name="Normal" style:family="paragraph">
      <style:text-properties fo:color="#000000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text-align="center"/>
    </style:style>
    <style:style style:name="T46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47" style:parent-style-name="Normal" style:family="paragraph">
      <style:paragraph-properties fo:text-align="center"/>
      <style:text-properties fo:color="#000000"/>
    </style:style>
    <style:style style:name="T4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49" style:parent-style-name="Normal" style:family="paragraph">
      <style:text-properties fo:color="#000000"/>
    </style:style>
    <style:style style:name="P50" style:parent-style-name="Normal" style:family="paragraph">
      <style:paragraph-properties fo:text-align="center"/>
    </style:style>
    <style:style style:name="T5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52" style:parent-style-name="Normal" style:family="paragraph">
      <style:paragraph-properties fo:text-align="center"/>
      <style:text-properties fo:color="#000000"/>
    </style:style>
    <style:style style:name="P53" style:parent-style-name="Normal" style:family="paragraph">
      <style:paragraph-properties fo:text-align="center"/>
    </style:style>
    <style:style style:name="T5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55" style:parent-style-name="Normal" style:family="paragraph">
      <style:text-properties fo:color="#000000"/>
    </style:style>
    <style:style style:name="P56" style:parent-style-name="Normal" style:family="paragraph">
      <style:paragraph-properties fo:text-align="center"/>
    </style:style>
    <style:style style:name="T5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58" style:parent-style-name="Normal" style:family="paragraph">
      <style:paragraph-properties fo:text-align="center"/>
      <style:text-properties fo:color="#000000"/>
    </style:style>
    <style:style style:name="P59" style:parent-style-name="Normal" style:family="paragraph">
      <style:paragraph-properties fo:text-align="center"/>
    </style:style>
    <style:style style:name="T6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6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6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63" style:parent-style-name="Normal" style:family="paragraph">
      <style:text-properties fo:color="#000000"/>
    </style:style>
    <style:style style:name="P64" style:parent-style-name="Normal" style:family="paragraph">
      <style:paragraph-properties fo:text-align="center"/>
    </style:style>
    <style:style style:name="T6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66" style:parent-style-name="Normal" style:family="paragraph">
      <style:text-properties fo:color="#000000"/>
    </style:style>
    <style:style style:name="P67" style:parent-style-name="Normal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T6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70" style:parent-style-name="Normal" style:family="paragraph">
      <style:paragraph-properties fo:text-align="center"/>
      <style:text-properties fo:color="#000000"/>
    </style:style>
    <style:style style:name="P71" style:parent-style-name="Normal" style:family="paragraph">
      <style:paragraph-properties fo:text-align="center"/>
    </style:style>
    <style:style style:name="T7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73" style:parent-style-name="Normal" style:family="paragraph">
      <style:paragraph-properties fo:text-align="center"/>
      <style:text-properties fo:color="#000000"/>
    </style:style>
    <style:style style:name="P74" style:parent-style-name="Normal" style:family="paragraph">
      <style:paragraph-properties fo:text-align="center"/>
    </style:style>
    <style:style style:name="T7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76" style:parent-style-name="Normal" style:family="paragraph">
      <style:paragraph-properties fo:text-align="center"/>
      <style:text-properties fo:color="#000000"/>
    </style:style>
    <style:style style:name="P77" style:parent-style-name="Normal" style:family="paragraph">
      <style:paragraph-properties fo:text-align="center"/>
    </style:style>
    <style:style style:name="T7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79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80" style:parent-style-name="Normal" style:family="paragraph">
      <style:paragraph-properties fo:text-align="center"/>
      <style:text-properties fo:color="#000000"/>
    </style:style>
    <style:style style:name="P81" style:parent-style-name="Normal" style:family="paragraph">
      <style:paragraph-properties fo:text-align="center"/>
    </style:style>
    <style:style style:name="T8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83" style:parent-style-name="Normal" style:family="paragraph">
      <style:paragraph-properties fo:text-align="center"/>
      <style:text-properties fo:color="#000000"/>
    </style:style>
    <style:style style:name="P84" style:parent-style-name="Normal" style:family="paragraph">
      <style:paragraph-properties fo:text-align="center"/>
    </style:style>
    <style:style style:name="T8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86" style:parent-style-name="Normal" style:family="paragraph">
      <style:paragraph-properties fo:text-align="center"/>
      <style:text-properties fo:color="#000000"/>
    </style:style>
    <style:style style:name="P87" style:parent-style-name="Normal" style:family="paragraph">
      <style:paragraph-properties fo:text-align="center"/>
    </style:style>
    <style:style style:name="T8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89" style:parent-style-name="Normal" style:family="paragraph">
      <style:text-properties fo:color="#000000"/>
    </style:style>
    <style:style style:name="P90" style:parent-style-name="Normal" style:family="paragraph">
      <style:paragraph-properties fo:text-align="center"/>
    </style:style>
    <style:style style:name="T9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92" style:parent-style-name="Normal" style:family="paragraph">
      <style:text-properties fo:color="#000000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95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96" style:parent-style-name="Normal" style:family="paragraph">
      <style:text-properties fo:color="#000000"/>
    </style:style>
    <style:style style:name="P97" style:parent-style-name="Normal" style:family="paragraph">
      <style:paragraph-properties fo:text-align="center"/>
    </style:style>
    <style:style style:name="T98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99" style:parent-style-name="Normal" style:family="paragraph">
      <style:text-properties fo:color="#000000"/>
    </style:style>
    <style:style style:name="P100" style:parent-style-name="Normal" style:family="paragraph">
      <style:paragraph-properties fo:text-align="center"/>
    </style:style>
    <style:style style:name="T101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02" style:parent-style-name="Normal" style:family="paragraph">
      <style:paragraph-properties fo:text-align="center"/>
      <style:text-properties fo:color="#000000"/>
    </style:style>
    <style:style style:name="P103" style:parent-style-name="Normal" style:family="paragraph">
      <style:paragraph-properties fo:text-align="center"/>
    </style:style>
    <style:style style:name="T10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05" style:parent-style-name="Normal" style:family="paragraph">
      <style:paragraph-properties fo:text-align="center"/>
      <style:text-properties fo:color="#000000"/>
    </style:style>
    <style:style style:name="P106" style:parent-style-name="Normal" style:family="paragraph">
      <style:paragraph-properties fo:text-align="center"/>
    </style:style>
    <style:style style:name="T10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08" style:parent-style-name="Normal" style:family="paragraph">
      <style:text-properties fo:color="#000000"/>
    </style:style>
    <style:style style:name="P109" style:parent-style-name="Normal" style:family="paragraph">
      <style:paragraph-properties fo:text-align="center"/>
    </style:style>
    <style:style style:name="T110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111" style:parent-style-name="Normal" style:family="paragraph">
      <style:paragraph-properties fo:text-align="center"/>
      <style:text-properties fo:color="#000000"/>
    </style:style>
    <style:style style:name="P112" style:parent-style-name="Normal" style:family="paragraph">
      <style:paragraph-properties fo:text-align="center"/>
    </style:style>
    <style:style style:name="T11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11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37">
      <style:graphic-properties style:wrap="run-through" style:run-through="foreground" draw:fill="solid" draw:fill-color="#ffffff" draw:opacity="100%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625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3125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3125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Multiple Choice</text:p>
      <text:p text:style-name="P2"><text:span text:style-name="T3"><draw:custom-shape svg:x="0.98188in" svg:y="0.36951in" svg:width="2.40278in" svg:height="0.35417in" draw:z-index="251660288" draw:id="id0" draw:style-name="a0" draw:name="Rectangle 2" text:anchor-type="paragraph"><svg:title/><svg:desc/><text:p text:style-name="P4"/><draw:enhanced-geometry draw:type="non-primitive" svg:viewBox="0 0 21600 21600" draw:enhanced-path="M 0 0 L 21600 0 21600 21600 0 21600 Z N"/></draw:custom-shape></text:span></text:p>
      <text:p text:style-name="P5"/>
      <text:p text:style-name="Normal"/>
      <text:p text:style-name="Normal"><text:span text:style-name="T6"><draw:custom-shape svg:x="-0.12153in" svg:y="0.05833in" svg:width="0.36875in" svg:height="4.7875in" draw:z-index="251696128" draw:id="id1" draw:style-name="a1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7"><draw:custom-shape svg:x="0.91597in" svg:y="0.07708in" svg:width="4.83056in" svg:height="4.80625in" draw:z-index="251659264" draw:id="id2" draw:style-name="a2" draw:name="Rectangle 1" text:anchor-type="paragraph"><svg:title/><svg:desc/><text:p text:style-name="Normal"/><draw:enhanced-geometry draw:type="non-primitive" svg:viewBox="0 0 21600 21600" draw:enhanced-path="M 0 0 L 21600 0 21600 21600 0 21600 Z N"/></draw:custom-shape></text:span><text:span text:style-name="T8"><draw:custom-shape svg:x="1.25417in" svg:y="0.29931in" svg:width="0.5in" svg:height="0.48403in" draw:z-index="251661312" draw:id="id3" draw:style-name="a3" draw:name="Ellipse 3" text:anchor-type="paragraph"><svg:title/><svg:desc/><text:p text:style-name="P9">A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10"><draw:custom-shape svg:x="1.16926in" svg:y="0.02292in" svg:width="0.5in" svg:height="0.48403in" draw:z-index="251704320" draw:id="id4" draw:style-name="a4" draw:name="Ellipse 3" text:anchor-type="paragraph"><svg:title/><svg:desc/><text:p text:style-name="P11">A</text:p><text:p text:style-name="P12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3"><draw:custom-shape svg:x="5.036in" svg:y="0.00262in" svg:width="0.5in" svg:height="0.48403in" draw:z-index="251669504" draw:id="id5" draw:style-name="a5" draw:name="Ellipse 3" text:anchor-type="paragraph"><svg:title/><svg:desc/><text:p text:style-name="P14">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5"><draw:custom-shape svg:x="4.01239in" svg:y="0.00262in" svg:width="0.5in" svg:height="0.48403in" draw:z-index="251667456" draw:id="id6" draw:style-name="a6" draw:name="Ellipse 3" text:anchor-type="paragraph"><svg:title/><svg:desc/><text:p text:style-name="P16">D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7"><draw:custom-shape svg:x="3.06677in" svg:y="0.00256in" svg:width="0.5in" svg:height="0.48403in" draw:z-index="251665408" draw:id="id7" draw:style-name="a7" draw:name="Ellipse 3" text:anchor-type="paragraph"><svg:title/><svg:desc/><text:p text:style-name="P18">C</text:p><text:p text:style-name="P19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0"><draw:custom-shape svg:x="2.09006in" svg:y="0.0031in" svg:width="0.5in" svg:height="0.48403in" draw:z-index="251663360" draw:id="id8" draw:style-name="a8" draw:name="Ellipse 3" text:anchor-type="paragraph"><svg:title/><svg:desc/><text:p text:style-name="P21">B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2">1</text:span></text:p>
      <text:p text:style-name="Normal"><text:span text:style-name="T23"><draw:custom-shape svg:x="2.06597in" svg:y="0.34931in" svg:width="0.5in" svg:height="0.48403in" draw:z-index="251672576" draw:id="id9" draw:style-name="a9" draw:name="Ellipse 3" text:anchor-type="paragraph"><svg:title/><svg:desc/><text:p text:style-name="P24">B</text:p><text:p text:style-name="P25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6"><draw:custom-shape svg:x="3.03819in" svg:y="0.34514in" svg:width="0.5in" svg:height="0.48403in" draw:z-index="251673600" draw:id="id10" draw:style-name="a10" draw:name="Ellipse 3" text:anchor-type="paragraph"><svg:title/><svg:desc/><text:p text:style-name="P27">C</text:p><text:p text:style-name="P28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9"><draw:custom-shape svg:x="3.98819in" svg:y="0.34861in" svg:width="0.5in" svg:height="0.48403in" draw:z-index="251674624" draw:id="id11" draw:style-name="a11" draw:name="Ellipse 3" text:anchor-type="paragraph"><svg:title/><svg:desc/><text:p text:style-name="P30">D</text:p><text:p text:style-name="P31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2"><draw:custom-shape svg:x="5.01181in" svg:y="0.34861in" svg:width="0.5in" svg:height="0.48403in" draw:z-index="251675648" draw:id="id12" draw:style-name="a12" draw:name="Ellipse 3" text:anchor-type="paragraph"><svg:title/><svg:desc/><text:p text:style-name="P33">E</text:p><text:p text:style-name="P34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5"><draw:custom-shape svg:x="1.23077in" svg:y="0.33718in" svg:width="0.5in" svg:height="0.48403in" draw:z-index="251671552" draw:id="id13" draw:style-name="a13" draw:name="Ellipse 3" text:anchor-type="paragraph"><svg:title/><svg:desc/><text:p text:style-name="P36">A</text:p><text:p text:style-name="P37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Normal"><text:span text:style-name="T38"><draw:custom-shape svg:x="3.03251in" svg:y="0.02746in" svg:width="0.5in" svg:height="0.48403in" draw:z-index="251706368" draw:id="id14" draw:style-name="a14" draw:name="Ellipse 3" text:anchor-type="paragraph"><svg:title/><svg:desc/><text:p text:style-name="P39">C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0">2</text:span></text:p>
      <text:p text:style-name="P41"/>
      <text:p text:style-name="Normal"><text:span text:style-name="T42"><draw:custom-shape svg:x="2.07973in" svg:y="0.01705in" svg:width="0.5in" svg:height="0.48403in" draw:z-index="251709440" draw:id="id15" draw:style-name="a15" draw:name="Ellipse 3" text:anchor-type="paragraph"><svg:title/><svg:desc/><text:p text:style-name="P43">B</text:p><text:p text:style-name="P44"/><text:p text:style-name="P45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6"><draw:custom-shape svg:x="3.06042in" svg:y="0.00417in" svg:width="0.5in" svg:height="0.48403in" draw:z-index="251679744" draw:id="id16" draw:style-name="a16" draw:name="Ellipse 3" text:anchor-type="paragraph"><svg:title/><svg:desc/><text:p text:style-name="P47">C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48"><draw:custom-shape svg:x="2.08403in" svg:y="0.02083in" svg:width="0.5in" svg:height="0.48403in" draw:z-index="251707392" draw:id="id17" draw:style-name="a17" draw:name="Ellipse 3" text:anchor-type="paragraph"><svg:title/><svg:desc/><text:p text:style-name="P49">B</text:p><text:p text:style-name="P50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51"><draw:custom-shape svg:x="4.01181in" svg:y="0.01736in" svg:width="0.5in" svg:height="0.48403in" draw:z-index="251680768" draw:id="id18" draw:style-name="a18" draw:name="Ellipse 3" text:anchor-type="paragraph"><svg:title/><svg:desc/><text:p text:style-name="P52">D</text:p><text:p text:style-name="P53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54"><draw:custom-shape svg:x="1.25417in" svg:y="0.00556in" svg:width="0.5in" svg:height="0.48403in" draw:z-index="251677696" draw:id="id19" draw:style-name="a19" draw:name="Ellipse 3" text:anchor-type="paragraph"><svg:title/><svg:desc/><text:p text:style-name="P55">A</text:p><text:p text:style-name="P56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57"><draw:custom-shape svg:x="5.03568in" svg:y="0.01774in" svg:width="0.5in" svg:height="0.48403in" draw:z-index="251681792" draw:id="id20" draw:style-name="a20" draw:name="Ellipse 3" text:anchor-type="paragraph"><svg:title/><svg:desc/><text:p text:style-name="P58">E</text:p><text:p text:style-name="P59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0">3</text:span></text:p>
      <text:p text:style-name="P61"/>
      <text:p text:style-name="Normal"><text:span text:style-name="T62"><draw:custom-shape svg:x="1.29167in" svg:y="0.00347in" svg:width="0.5in" svg:height="0.48403in" draw:z-index="251683840" draw:id="id21" draw:style-name="a21" draw:name="Ellipse 3" text:anchor-type="paragraph"><svg:title/><svg:desc/><text:p text:style-name="P63">A</text:p><text:p text:style-name="P64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5"><draw:custom-shape svg:x="2.12708in" svg:y="0.01597in" svg:width="0.5in" svg:height="0.48403in" draw:z-index="251684864" draw:id="id22" draw:style-name="a22" draw:name="Ellipse 3" text:anchor-type="paragraph"><svg:title/><svg:desc/><text:p text:style-name="P66">B</text:p><text:p text:style-name="P67"/><text:p text:style-name="P68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9"><draw:custom-shape svg:x="3.10417in" svg:y="0.01528in" svg:width="0.5in" svg:height="0.48403in" draw:z-index="251685888" draw:id="id23" draw:style-name="a23" draw:name="Ellipse 3" text:anchor-type="paragraph"><svg:title/><svg:desc/><text:p text:style-name="P70">C</text:p><text:p text:style-name="P71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2"><draw:custom-shape svg:x="4.04931in" svg:y="0.01528in" svg:width="0.5in" svg:height="0.48403in" draw:z-index="251686912" draw:id="id24" draw:style-name="a24" draw:name="Ellipse 3" text:anchor-type="paragraph"><svg:title/><svg:desc/><text:p text:style-name="P73">D</text:p><text:p text:style-name="P74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5"><draw:custom-shape svg:x="5.07356in" svg:y="0.01538in" svg:width="0.5in" svg:height="0.48403in" draw:z-index="251687936" draw:id="id25" draw:style-name="a25" draw:name="Ellipse 3" text:anchor-type="paragraph"><svg:title/><svg:desc/><text:p text:style-name="P76">E</text:p><text:p text:style-name="P77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8">4</text:span></text:p>
      <text:p text:style-name="Normal"><text:span text:style-name="T79"><draw:custom-shape svg:x="5.07292in" svg:y="0.34167in" svg:width="0.5in" svg:height="0.48403in" draw:z-index="251694080" draw:id="id26" draw:style-name="a26" draw:name="Ellipse 3" text:anchor-type="paragraph"><svg:title/><svg:desc/><text:p text:style-name="P80">E</text:p><text:p text:style-name="P81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82"><draw:custom-shape svg:x="4.04931in" svg:y="0.34167in" svg:width="0.5in" svg:height="0.48403in" draw:z-index="251693056" draw:id="id27" draw:style-name="a27" draw:name="Ellipse 3" text:anchor-type="paragraph"><svg:title/><svg:desc/><text:p text:style-name="P83">D</text:p><text:p text:style-name="P84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85"><draw:custom-shape svg:x="3.10417in" svg:y="0.34167in" svg:width="0.5in" svg:height="0.48403in" draw:z-index="251692032" draw:id="id28" draw:style-name="a28" draw:name="Ellipse 3" text:anchor-type="paragraph"><svg:title/><svg:desc/><text:p text:style-name="P86">C</text:p><text:p text:style-name="P87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88"><draw:custom-shape svg:x="2.12708in" svg:y="0.34236in" svg:width="0.5in" svg:height="0.48403in" draw:z-index="251691008" draw:id="id29" draw:style-name="a29" draw:name="Ellipse 3" text:anchor-type="paragraph"><svg:title/><svg:desc/><text:p text:style-name="P89">B</text:p><text:p text:style-name="P90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1"><draw:custom-shape svg:x="1.29231in" svg:y="0.33013in" svg:width="0.5in" svg:height="0.48403in" draw:z-index="251689984" draw:id="id30" draw:style-name="a30" draw:name="Ellipse 3" text:anchor-type="paragraph"><svg:title/><svg:desc/><text:p text:style-name="P92">A</text:p><text:p text:style-name="P93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94">5</text:p>
      <text:p text:style-name="Normal"/>
      <text:p text:style-name="Normal"><text:span text:style-name="T95"><draw:custom-shape svg:x="2.13655in" svg:y="0.01553in" svg:width="0.5in" svg:height="0.48403in" draw:z-index="251711488" draw:id="id31" draw:style-name="a31" draw:name="Ellipse 3" text:anchor-type="paragraph"><svg:title/><svg:desc/><text:p text:style-name="P96">B</text:p><text:p text:style-name="P97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98"><draw:custom-shape svg:x="2.14722in" svg:y="0.02222in" svg:width="0.5in" svg:height="0.48403in" draw:z-index="251699200" draw:id="id32" draw:style-name="a32" draw:name="Ellipse 3" text:anchor-type="paragraph"><svg:title/><svg:desc/><text:p text:style-name="P99">B</text:p><text:p text:style-name="P100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01"><draw:custom-shape svg:x="3.125in" svg:y="0.02222in" svg:width="0.5in" svg:height="0.48403in" draw:z-index="251700224" draw:id="id33" draw:style-name="a33" draw:name="Ellipse 3" text:anchor-type="paragraph"><svg:title/><svg:desc/><text:p text:style-name="P102">C</text:p><text:p text:style-name="P103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04"><draw:custom-shape svg:x="4.07014in" svg:y="0.02222in" svg:width="0.5in" svg:height="0.48403in" draw:z-index="251701248" draw:id="id34" draw:style-name="a34" draw:name="Ellipse 3" text:anchor-type="paragraph"><svg:title/><svg:desc/><text:p text:style-name="P105">D</text:p><text:p text:style-name="P106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07"><draw:custom-shape svg:x="1.3125in" svg:y="0.01042in" svg:width="0.5in" svg:height="0.48403in" draw:z-index="251698176" draw:id="id35" draw:style-name="a35" draw:name="Ellipse 3" text:anchor-type="paragraph"><svg:title/><svg:desc/><text:p text:style-name="P108">A</text:p><text:p text:style-name="P109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0"><draw:custom-shape svg:x="5.09375in" svg:y="0.02222in" svg:width="0.5in" svg:height="0.48403in" draw:z-index="251702272" draw:id="id36" draw:style-name="a36" draw:name="Ellipse 3" text:anchor-type="paragraph"><svg:title/><svg:desc/><text:p text:style-name="P111">E</text:p><text:p text:style-name="P112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13">6</text:span></text:p>
      <text:p text:style-name="Normal"/>
      <text:p text:style-name="Normal"><text:s text:c="24"/></text:p>
      <text:p text:style-name="Normal"/>
      <text:p text:style-name="Normal"><draw:custom-shape svg:x="3.6346in" svg:y="0.70978in" svg:width="2.51875in" svg:height="0.69375in" draw:z-index="251695104" draw:id="id37" draw:style-name="a37" draw:name="Rectangle 4" text:anchor-type="paragraph"><svg:title/><svg:desc/><draw:enhanced-geometry draw:type="non-primitive" svg:viewBox="0 0 21600 21600" draw:enhanced-path="M 0 0 L 21600 0 21600 21600 0 21600 Z N"/></draw:custom-shape><text:span text:style-name="T114"><text:s text:c="56"/></text:span></text:p>
      <text:p text:style-name="P115"/>
      <text:p text:style-name="P116"/>
      <text:p text:style-name="P117">La Note</text:p>
      <text:p text:style-name="P11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sama</meta:initial-creator>
    <dc:creator>el kalchy ossama</dc:creator>
    <meta:creation-date>2024-09-27T10:31:00Z</meta:creation-date>
    <dc:date>2024-09-28T21:29:00Z</dc:date>
    <meta:template xlink:href="Normal" xlink:type="simple"/>
    <meta:editing-cycles>12</meta:editing-cycles>
    <meta:editing-duration>PT6240S</meta:editing-duration>
    <meta:document-statistic meta:page-count="1" meta:paragraph-count="1" meta:word-count="26" meta:character-count="170" meta:row-count="1" meta:non-whitespace-character-count="145"/>
  </office:meta>
</office:document-meta>
</file>